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5/manifest.rdf" manifest:media-type="application/rdf+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version="1.3" manifest:media-type="application/vnd.oasis.opendocument.spreadsheet"/>
  <manifest:file-entry manifest:full-path="Object 4/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style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times" svg:font-family="times" style:font-family-generic="roman"/>
    <style:font-face style:name="FreeSans1" svg:font-family="FreeSans" style:font-family-generic="swiss"/>
    <style:font-face style:name="Courier" svg:font-family="Courier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BC_3a_abstract">
      <style:text-properties officeooo:rsid="0016efc4" officeooo:paragraph-rsid="0015ebce"/>
    </style:style>
    <style:style style:name="P2" style:family="paragraph" style:parent-style-name="SBC_3a_address">
      <style:text-properties officeooo:paragraph-rsid="0015ebce"/>
    </style:style>
    <style:style style:name="P3" style:family="paragraph" style:parent-style-name="SBC_3a_author_28_s_29_">
      <style:text-properties officeooo:rsid="00156563" officeooo:paragraph-rsid="0015ebce"/>
    </style:style>
    <style:style style:name="P4" style:family="paragraph" style:parent-style-name="SBC_3a_author_28_s_29_">
      <style:text-properties officeooo:rsid="0015f3e4" officeooo:paragraph-rsid="0015ebce"/>
    </style:style>
    <style:style style:name="P5" style:family="paragraph" style:parent-style-name="SBC_3a_email">
      <style:text-properties officeooo:rsid="0016efc4" officeooo:paragraph-rsid="0015ebce"/>
    </style:style>
    <style:style style:name="P6" style:family="paragraph" style:parent-style-name="SBC_3a_institution">
      <style:text-properties officeooo:rsid="0015f3e4" officeooo:paragraph-rsid="0015ebce"/>
    </style:style>
    <style:style style:name="P7" style:family="paragraph" style:parent-style-name="SBC_3a_paragraph">
      <style:paragraph-properties fo:margin-left="0cm" fo:margin-right="0cm" fo:text-indent="0cm" style:auto-text-indent="false"/>
      <style:text-properties officeooo:rsid="004dccec" officeooo:paragraph-rsid="0015ebce"/>
    </style:style>
    <style:style style:name="P8" style:family="paragraph" style:parent-style-name="SBC_3a_paragraph">
      <style:paragraph-properties fo:margin-left="0cm" fo:margin-right="0cm" fo:text-indent="0cm" style:auto-text-indent="false"/>
      <style:text-properties style:font-name="times" officeooo:rsid="005401fd" officeooo:paragraph-rsid="0015ebce"/>
    </style:style>
    <style:style style:name="P9" style:family="paragraph" style:parent-style-name="SBC_3a_paragraph">
      <style:paragraph-properties fo:margin-left="0cm" fo:margin-right="0cm" fo:text-indent="0cm" style:auto-text-indent="false"/>
      <style:text-properties style:font-name="times" officeooo:rsid="0054c0f1" officeooo:paragraph-rsid="0015ebce"/>
    </style:style>
    <style:style style:name="P10" style:family="paragraph" style:parent-style-name="SBC_3a_paragraph">
      <style:paragraph-properties fo:margin-left="0cm" fo:margin-right="0cm" fo:text-indent="0cm" style:auto-text-indent="false"/>
      <style:text-properties style:font-name="times" officeooo:paragraph-rsid="0015ebce"/>
    </style:style>
    <style:style style:name="P11" style:family="paragraph" style:parent-style-name="SBC_3a_paragraph">
      <style:paragraph-properties fo:margin-left="0cm" fo:margin-right="0cm" fo:text-indent="0cm" style:auto-text-indent="false"/>
      <style:text-properties officeooo:paragraph-rsid="0015ebce"/>
    </style:style>
    <style:style style:name="P12" style:family="paragraph" style:parent-style-name="SBC_3a_paragraph_3a_first">
      <style:text-properties officeooo:rsid="004dccec" officeooo:paragraph-rsid="0015ebce"/>
    </style:style>
    <style:style style:name="P13" style:family="paragraph" style:parent-style-name="SBC_3a_reference">
      <style:paragraph-properties fo:margin-left="0cm" fo:margin-right="0cm" fo:text-align="justify" style:justify-single-word="false" fo:orphans="2" fo:widows="2" fo:text-indent="0cm" style:auto-text-indent="false"/>
      <style:text-properties officeooo:paragraph-rsid="0015ebce"/>
    </style:style>
    <style:style style:name="P14" style:family="paragraph" style:parent-style-name="SBC_3a_title" style:master-page-name="Standard">
      <style:paragraph-properties style:page-number="auto"/>
      <style:text-properties officeooo:paragraph-rsid="0015ebce"/>
    </style:style>
    <style:style style:name="P15" style:family="paragraph" style:parent-style-name="SBC_3a_title_3a_1">
      <style:text-properties officeooo:rsid="0049ead8" officeooo:paragraph-rsid="0015ebce"/>
    </style:style>
    <style:style style:name="T1" style:family="text">
      <style:text-properties fo:font-variant="normal" fo:text-transform="none" fo:color="#222222" loext:opacity="100%" fo:font-size="12pt" fo:letter-spacing="normal" fo:font-style="normal" fo:font-weight="bold"/>
    </style:style>
    <style:style style:name="T2" style:family="text">
      <style:text-properties fo:font-variant="normal" fo:text-transform="none" fo:color="#222222" loext:opacity="100%" fo:font-size="12pt" fo:letter-spacing="normal" fo:font-style="normal" fo:font-weight="normal"/>
    </style:style>
    <style:style style:name="T3" style:family="text">
      <style:text-properties fo:font-variant="normal" fo:text-transform="none" fo:color="#252525" loext:opacity="100%" style:font-name="sans-serif" fo:font-size="10.5pt" fo:letter-spacing="normal" fo:font-style="normal" fo:font-weight="normal"/>
    </style:style>
    <style:style style:name="T4" style:family="text">
      <style:text-properties fo:font-variant="normal" fo:text-transform="none" fo:color="#252525" loext:opacity="100%" style:font-name="sans-serif" fo:font-size="10.5pt" fo:letter-spacing="normal" fo:font-style="normal" fo:font-weight="normal" officeooo:rsid="0052b8f9"/>
    </style:style>
    <style:style style:name="T5" style:family="text">
      <style:text-properties fo:font-variant="normal" fo:text-transform="none" fo:color="#252525" loext:opacity="100%" style:font-name="sans-serif" fo:font-size="10.5pt" fo:letter-spacing="normal" fo:font-style="normal" fo:font-weight="normal" officeooo:rsid="00517286"/>
    </style:style>
    <style:style style:name="T6" style:family="text">
      <style:text-properties fo:font-variant="normal" fo:text-transform="none" fo:color="#252525" loext:opacity="100%" style:font-name="sans-serif" fo:font-size="10.5pt" fo:letter-spacing="normal" fo:font-style="normal" fo:font-weight="normal" officeooo:rsid="0015ebce"/>
    </style:style>
    <style:style style:name="T7" style:family="text">
      <style:text-properties fo:font-variant="normal" fo:text-transform="none" fo:color="#252525" loext:opacity="100%" style:font-name="sans-serif" fo:font-size="10.5pt" fo:letter-spacing="normal" fo:language="pt" fo:country="BR" fo:font-style="normal" fo:font-weight="normal" officeooo:rsid="0015ebce" style:language-asian="pt" style:country-asian="BR"/>
    </style:style>
    <style:style style:name="T8" style:family="text">
      <style:text-properties fo:font-variant="normal" fo:text-transform="none" fo:color="#663366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9" style:family="text">
      <style:text-properties fo:font-variant="normal" fo:text-transform="none" fo:font-size="16pt" fo:font-weight="bold" officeooo:rsid="001667d1"/>
    </style:style>
    <style:style style:name="T10" style:family="text">
      <style:text-properties officeooo:rsid="0052b8f9"/>
    </style:style>
    <style:style style:name="T11" style:family="text">
      <style:text-properties officeooo:rsid="0056b6a7"/>
    </style:style>
    <style:style style:name="T12" style:family="text">
      <style:text-properties officeooo:rsid="0015ebce"/>
    </style:style>
    <style:style style:name="T13" style:family="text">
      <style:text-properties fo:font-size="12pt" fo:font-style="italic" officeooo:rsid="0015ebce" style:font-size-asian="12pt" style:font-style-asian="italic" style:font-name-complex="FreeSans1" style:font-size-complex="12pt" style:font-style-complex="italic"/>
    </style:style>
    <style:style style:name="T14" style:family="text">
      <style:text-properties fo:color="#663366" loext:opacity="100%" style:text-line-through-style="none" style:text-line-through-type="none" style:text-underline-style="none" style:text-blinking="false" fo:background-color="#ffffff" loext:char-shading-value="0" loext:padding="0cm" loext:border="none"/>
    </style:style>
    <style:style style:name="T15" style:family="text">
      <style:text-properties officeooo:rsid="00517286"/>
    </style:style>
    <style:style style:name="T16" style:family="text">
      <style:text-properties officeooo:rsid="004d9b60"/>
    </style:style>
    <style:style style:name="T17" style:family="text">
      <style:text-properties officeooo:rsid="0015f3e4"/>
    </style:style>
    <style:style style:name="T18" style:family="text">
      <style:text-properties style:use-window-font-color="true" loext:opacity="0%" fo:font-size="12pt" fo:language="pt" fo:country="BR" fo:font-weight="normal" officeooo:rsid="0015ebce" style:language-asian="pt" style:country-asian="BR"/>
    </style:style>
    <style:style style:name="T19" style:family="text">
      <style:text-properties officeooo:rsid="001667d1"/>
    </style:style>
    <style:style style:name="T20" style:family="text">
      <style:text-properties officeooo:rsid="00156563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6">Algoritmos</text:span><text:span text:style-name="T20"> de Ordenação<text:line-break/></text:span><text:span text:style-name="T9">Análise</text:span></text:p>
      <text:p text:style-name="P3"/>
      <text:p text:style-name="P4">Luiz Fernando Postingel Quirino</text:p>
      <text:p text:style-name="P6"/>
      <text:p text:style-name="P2"><text:span text:style-name="T17">Universidade Federal de Mato Grosso do Sul – Três Lagoas</text:span> – <text:span text:style-name="T17">M</text:span>S – Bra<text:span text:style-name="T18">s</text:span>il</text:p>
      <text:p text:style-name="P5"><text:a xlink:type="simple" xlink:href="mailto:luizfpq@gmail.com" text:style-name="Internet_20_link" text:visited-style-name="Visited_20_Internet_20_Link">luizfpq@gmail.com</text:a></text:p>
      <text:p text:style-name="P1"/>
      <text:p text:style-name="P12">Foram realizados testes com 72 duas entradas, sendo elas variações de 10 a 1 milhão de inteiros, dispostos aleatoriamente, ordenadamente, ordem inversa, e quase ordenados, lembrando que a disposição considerada ordenada é a ordem numérica crescente.</text:p>
      <text:p text:style-name="P7">Neste ambiente, o algoritmo Quick Sort apresentou problemas, pois, para valores de ordem inversa, há um excesso de pilhas abertas para a execução do algorítimo, sendo assim, é apresentado um erro de “Falha de segmentação”.</text:p>
      <text:p text:style-name="P10"><text:tab/><text:tab/><text:tab/><text:tab/><text:tab/>“<text:span text:style-name="T1">Falha de segmentação </text:span><text:span text:style-name="T2">(</text:span><text:span text:style-name="T1">segmentation fault</text:span><text:span text:style-name="T2">, <text:tab/><text:tab/><text:tab/><text:tab/><text:tab/><text:tab/><text:tab/>também referido por segfault) é um erro que ocorre em <text:tab/><text:tab/><text:tab/><text:tab/><text:tab/><text:tab/>programa quando este tenta acessar (para leitura ou <text:tab/><text:tab/><text:tab/><text:tab/><text:tab/><text:tab/>escrita) um endereço na memória RAM que está reservado <text:tab/><text:tab/><text:tab/><text:tab/><text:tab/>para outro programa (ou o próprio sistema operativo) ou <text:tab/><text:tab/><text:tab/><text:tab/><text:tab/><text:tab/>que não existe.</text:span>” <text:span text:style-name="T10">(</text:span><text:span text:style-name="T4">FALHA DE SEGMENTAÇÃO. In: <text:tab/><text:tab/><text:tab/><text:tab/><text:tab/><text:tab/><text:tab/>WIKIPÉDIA</text:span><text:span text:style-name="T10">)</text:span></text:p>
      <text:p text:style-name="P10"/>
      <text:p text:style-name="P8">Segundo a<text:span text:style-name="T11">s</text:span> tabela<text:span text:style-name="T11">s</text:span> abaixo, podemos claramente apontar o Merge Sort, como algoritmo mais eficiente em casos diversificados, levando em consideração a falha apresentada pelo Quick Sort e o excesso de recursos consumidos pelos outros algoritmos.</text:p>
      <text:p text:style-name="P9">É importante salientar, que o algoritmo Quick Sort poderia ter sua falha corrigida, alterando o posicionamento do pivô utilizado, neste caso, usou-se um pivô no inicio de cada partícula do vetor maior, poder-se-ia utilizar o pivô em uma posição intermediária, de modo a reduzir a quantidade de pilhas recursivas criadas.</text:p>
      <text:p text:style-name="P11"/>
      <text:p text:style-name="P11"><draw:frame draw:style-name="fr1" draw:name="Quadro8" text:anchor-type="paragraph" svg:width="10.403cm" draw:z-index="2"><draw:text-box fo:min-height="2.709cm"><text:p text:style-name="Illustration"><draw:frame draw:style-name="fr2" draw:name="Objeto6" text:anchor-type="paragraph" svg:width="10.403cm" svg:height="2.709cm" style:rel-height="scale" draw:z-index="3"><draw:object xlink:href="./Object 2" xlink:type="simple" xlink:show="embed" xlink:actuate="onLoad"/><draw:image xlink:href="./ObjectReplacements/Object 2" xlink:type="simple" xlink:show="embed" xlink:actuate="onLoad"/><svg:desc>Objeto OLE</svg:desc></draw:frame>Figura <text:span text:style-name="T12">1</text:span>: Tempo médio somado para execução dos casos aleatórios</text:p></draw:text-box></draw:frame><draw:frame draw:style-name="fr1" draw:name="Quadro3" text:anchor-type="paragraph" svg:width="10.403cm" draw:z-index="0"><draw:text-box fo:min-height="2.709cm"><text:p text:style-name="Illustration"><draw:frame draw:style-name="fr2" draw:name="Objeto1" text:anchor-type="paragraph" svg:width="10.403cm" svg:height="2.709cm" style:rel-height="scale" draw:z-index="1"><draw:object xlink:href="./Object 1" xlink:type="simple" xlink:show="embed" xlink:actuate="onLoad"/><draw:image xlink:href="./ObjectReplacements/Object 1" xlink:type="simple" xlink:show="embed" xlink:actuate="onLoad"/><svg:desc>Objeto OLE</svg:desc></draw:frame>Figura <text:sequence text:ref-name="refIllustration2" text:name="Illustration" text:formula="ooow:Illustration+1" style:num-format="1">1</text:sequence>: Tempo médio somado para execução das 72 entradas</text:p></draw:text-box></draw:frame><text:soft-page-break/></text:p>
      <text:p text:style-name="P11"><draw:frame draw:style-name="fr1" draw:name="Quadro9" text:anchor-type="paragraph" svg:width="10.403cm" draw:z-index="4"><draw:text-box fo:min-height="2.711cm"><text:p text:style-name="Illustration"><draw:frame draw:style-name="fr2" draw:name="Objeto7" text:anchor-type="paragraph" svg:width="10.403cm" svg:height="2.709cm" style:rel-height="scale" draw:z-index="5"><draw:object xlink:href="./Object 3" xlink:type="simple" xlink:show="embed" xlink:actuate="onLoad"/><draw:image xlink:href="./ObjectReplacements/Object 3" xlink:type="simple" xlink:show="embed" xlink:actuate="onLoad"/><svg:desc>Objeto OLE</svg:desc></draw:frame>Figura <text:span text:style-name="T13">2</text:span>: Tempo médio somado para execução dos casos de ordem inversa</text:p></draw:text-box></draw:frame></text:p>
      <text:p text:style-name="P11"><draw:frame draw:style-name="fr1" draw:name="Quadro10" text:anchor-type="paragraph" svg:width="10.403cm" draw:z-index="6"><draw:text-box fo:min-height="2.709cm"><text:p text:style-name="Illustration"><draw:frame draw:style-name="fr2" draw:name="Objeto8" text:anchor-type="paragraph" svg:width="10.403cm" svg:height="2.709cm" style:rel-height="scale" draw:z-index="7"><draw:object xlink:href="./Object 4" xlink:type="simple" xlink:show="embed" xlink:actuate="onLoad"/><draw:image xlink:href="./ObjectReplacements/Object 4" xlink:type="simple" xlink:show="embed" xlink:actuate="onLoad"/><svg:desc>Objeto OLE</svg:desc></draw:frame>Figura <text:span text:style-name="T13">3</text:span>: Tempo médio somado para execução dos casos ordenados</text:p></draw:text-box></draw:frame></text:p>
      <text:p text:style-name="P11"><draw:frame draw:style-name="fr1" draw:name="Quadro11" text:anchor-type="paragraph" svg:width="10.403cm" draw:z-index="8"><draw:text-box fo:min-height="2.711cm"><text:p text:style-name="Illustration"><draw:frame draw:style-name="fr2" draw:name="Objeto9" text:anchor-type="paragraph" svg:width="10.403cm" svg:height="2.709cm" style:rel-height="scale" draw:z-index="9"><draw:object xlink:href="./Object 5" xlink:type="simple" xlink:show="embed" xlink:actuate="onLoad"/><draw:image xlink:href="./ObjectReplacements/Object 5" xlink:type="simple" xlink:show="embed" xlink:actuate="onLoad"/><svg:desc>Objeto OLE</svg:desc></draw:frame>Figura <text:span text:style-name="T13">4</text:span>: Tempo médio somado para execução dos casos quase ordenados</text:p></draw:text-box></draw:frame></text:p>
      <text:h text:style-name="P15" text:outline-level="1">Referencias</text:h>
      <text:p text:style-name="P13"><text:span text:style-name="T3">FALHA DE SEGMENTAÇÃO. In: WIKIPÉDIA, a enciclopédia livre. Flórida: Wikimedia Foundation, 2013. Disponível em: &lt;</text:span><text:a xlink:type="simple" xlink:href="https://pt.wikipedia.org/w/index.php?title=Falha_de_segmentação&amp;oldid=37645720" text:style-name="Internet_20_link" text:visited-style-name="Visited_20_Internet_20_Link"><text:span text:style-name="T8">https://pt.wikipedia.org/w/index.php?title=Falha_de_segmenta%C3%A7%C3%A3o&amp;oldid=37645720</text:span></text:a><text:span text:style-name="T3">&gt;. Acesso em: </text:span><text:span text:style-name="T5">29</text:span><text:span text:style-name="T3"> </text:span><text:span text:style-name="T7">nov</text:span><text:span text:style-name="T3">. 20</text:span><text:span text:style-name="T7">20</text:span><text:span text:style-name="T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times" svg:font-family="times" style:font-family-generic="roman"/>
    <style:font-face style:name="FreeSans1" svg:font-family="FreeSans" style:font-family-generic="swiss"/>
    <style:font-face style:name="Courier" svg:font-family="Courier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loext:opacity="100%" fo:language="pt" fo:country="BR" fo:font-weight="normal" style:language-asian="pt" style:country-asian="BR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Illustration" style:family="paragraph" style:parent-style-name="Caption" style:class="extra"/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loext:opacity="100%" fo:language="pt" fo:country="BR" fo:font-weight="normal" style:language-asian="pt" style:country-asian="BR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loext:opacity="100%" fo:language="pt" fo:country="BR" fo:font-weight="bold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loext:opacity="0%" fo:font-size="12pt" fo:language="pt" fo:country="BR" fo:font-weight="normal" style:language-asian="pt" style:country-asian="B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1T15:43:59.003509327</meta:creation-date>
    <dc:date>2020-12-01T15:49:18.942965043</dc:date>
    <meta:editing-duration>PT1M5S</meta:editing-duration>
    <meta:editing-cycles>2</meta:editing-cycles>
    <meta:generator>LibreOffice/7.0.3.1$Linux_X86_64 LibreOffice_project/00$Build-1</meta:generator>
    <meta:document-statistic meta:table-count="0" meta:image-count="0" meta:object-count="5" meta:page-count="2" meta:paragraph-count="16" meta:word-count="299" meta:character-count="2096" meta:non-whitespace-character-count="17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575cm"/>
    </style:style>
    <style:style style:name="co2" style:family="table-column">
      <style:table-column-properties fo:break-before="auto" style:column-width="7.8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Planilha5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Algorítmo</text:p>
          </table:table-cell>
          <table:table-cell table:style-name="ce1" office:value-type="string" calcext:value-type="string">
            <text:p>Tempo médio de execução em segundos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39808.2954" calcext:value-type="float">
            <text:p>39808,2954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8829.71925" calcext:value-type="float">
            <text:p>8829,71925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24821.708" calcext:value-type="float">
            <text:p>24821,708</text:p>
          </table:table-cell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7.482" calcext:value-type="float">
            <text:p>7,482</text:p>
          </table:table-cell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2645.56425" calcext:value-type="float">
            <text:p>2645,5642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/00/0000</text:date>, <text:time style:data-style-name="N2" text:time-value="20:43:19.491697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575cm"/>
    </style:style>
    <style:style style:name="co2" style:family="table-column">
      <style:table-column-properties fo:break-before="auto" style:column-width="7.8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Planilha5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 table:style-name="ce1" office:value-type="string" calcext:value-type="string">
            <text:p>Algorítmo</text:p>
          </table:table-cell>
          <table:table-cell table:style-name="ce1" office:value-type="string" calcext:value-type="string">
            <text:p>Tempo entradas aleatórias</text:p>
          </table:table-cell>
        </table:table-row>
        <table:table-row table:style-name="ro1">
          <table:table-cell table:style-name="ce2" office:value-type="string" calcext:value-type="string">
            <text:p>Bubble Sort</text:p>
          </table:table-cell>
          <table:table-cell table:style-name="ce2" office:value-type="float" office:value="14602.089" calcext:value-type="float">
            <text:p>14602,089</text:p>
          </table:table-cell>
        </table:table-row>
        <table:table-row table:style-name="ro1">
          <table:table-cell table:style-name="ce2" office:value-type="string" calcext:value-type="string">
            <text:p>Insertion Sort</text:p>
          </table:table-cell>
          <table:table-cell table:style-name="ce2" office:value-type="float" office:value="2551.9604" calcext:value-type="float">
            <text:p>2551,9604</text:p>
          </table:table-cell>
        </table:table-row>
        <table:table-row table:style-name="ro1">
          <table:table-cell table:style-name="ce2" office:value-type="string" calcext:value-type="string">
            <text:p>Selection Sort</text:p>
          </table:table-cell>
          <table:table-cell table:style-name="ce2" office:value-type="float" office:value="6412.9162" calcext:value-type="float">
            <text:p>6412,9162</text:p>
          </table:table-cell>
        </table:table-row>
        <table:table-row table:style-name="ro1">
          <table:table-cell table:style-name="ce2" office:value-type="string" calcext:value-type="string">
            <text:p>Merge Sort</text:p>
          </table:table-cell>
          <table:table-cell table:style-name="ce2" office:value-type="float" office:value="2.5374" calcext:value-type="float">
            <text:p>2,5374</text:p>
          </table:table-cell>
        </table:table-row>
        <table:table-row table:style-name="ro1">
          <table:table-cell table:style-name="ce2" office:value-type="string" calcext:value-type="string">
            <text:p>Quick Sort</text:p>
          </table:table-cell>
          <table:table-cell table:style-name="ce2" office:value-type="float" office:value="2.183" calcext:value-type="float">
            <text:p>2,183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/00/0000</text:date>, <text:time style:data-style-name="N2" text:time-value="16:54:00.483274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575cm"/>
    </style:style>
    <style:style style:name="co2" style:family="table-column">
      <style:table-column-properties fo:break-before="auto" style:column-width="7.8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Planilha5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16">
          <table:table-cell table:number-columns-repeated="2"/>
        </table:table-row>
        <table:table-row table:style-name="ro1">
          <table:table-cell table:style-name="ce1" office:value-type="string" calcext:value-type="string">
            <text:p>Algorítmo</text:p>
          </table:table-cell>
          <table:table-cell table:style-name="ce1" office:value-type="string" calcext:value-type="string">
            <text:p>Tempo entradas ordem inversa</text:p>
          </table:table-cell>
        </table:table-row>
        <table:table-row table:style-name="ro1">
          <table:table-cell table:style-name="ce2" office:value-type="string" calcext:value-type="string">
            <text:p>Bubble Sort</text:p>
          </table:table-cell>
          <table:table-cell table:style-name="ce2" office:value-type="float" office:value="10330.1444" calcext:value-type="float">
            <text:p>10330,1444</text:p>
          </table:table-cell>
        </table:table-row>
        <table:table-row table:style-name="ro1">
          <table:table-cell table:style-name="ce2" office:value-type="string" calcext:value-type="string">
            <text:p>Insertion Sort</text:p>
          </table:table-cell>
          <table:table-cell table:style-name="ce2" office:value-type="float" office:value="2551.9604" calcext:value-type="float">
            <text:p>2551,9604</text:p>
          </table:table-cell>
        </table:table-row>
        <table:table-row table:style-name="ro1">
          <table:table-cell table:style-name="ce2" office:value-type="string" calcext:value-type="string">
            <text:p>Selection Sort</text:p>
          </table:table-cell>
          <table:table-cell table:style-name="ce2" office:value-type="float" office:value="5634.3327" calcext:value-type="float">
            <text:p>5634,3327</text:p>
          </table:table-cell>
        </table:table-row>
        <table:table-row table:style-name="ro1">
          <table:table-cell table:style-name="ce2" office:value-type="string" calcext:value-type="string">
            <text:p>Merge Sort</text:p>
          </table:table-cell>
          <table:table-cell table:style-name="ce2" office:value-type="float" office:value="1.9026" calcext:value-type="float">
            <text:p>1,9026</text:p>
          </table:table-cell>
        </table:table-row>
        <table:table-row table:style-name="ro1">
          <table:table-cell table:style-name="ce2" office:value-type="string" calcext:value-type="string">
            <text:p>Quick Sort</text:p>
          </table:table-cell>
          <table:table-cell table:style-name="ce2" office:value-type="float" office:value="1316.07275" calcext:value-type="float">
            <text:p>1316,07275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/00/0000</text:date>, <text:time style:data-style-name="N2" text:time-value="20:13:16.951341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575cm"/>
    </style:style>
    <style:style style:name="co2" style:family="table-column">
      <style:table-column-properties fo:break-before="auto" style:column-width="7.8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Planilha5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4">
          <table:table-cell table:number-columns-repeated="2"/>
        </table:table-row>
        <table:table-row table:style-name="ro1">
          <table:table-cell table:style-name="ce1" office:value-type="string" calcext:value-type="string">
            <text:p>Algorítmo</text:p>
          </table:table-cell>
          <table:table-cell table:style-name="ce1" office:value-type="string" calcext:value-type="string">
            <text:p>Tempo entradas ordenadas</text:p>
          </table:table-cell>
        </table:table-row>
        <table:table-row table:style-name="ro1">
          <table:table-cell table:style-name="ce2" office:value-type="string" calcext:value-type="string">
            <text:p>Bubble Sort</text:p>
          </table:table-cell>
          <table:table-cell table:style-name="ce2" office:value-type="float" office:value="6321.0064" calcext:value-type="float">
            <text:p>6321,0064</text:p>
          </table:table-cell>
        </table:table-row>
        <table:table-row table:style-name="ro1">
          <table:table-cell table:style-name="ce2" office:value-type="string" calcext:value-type="string">
            <text:p>Insertion Sort</text:p>
          </table:table-cell>
          <table:table-cell table:style-name="ce2" office:value-type="float" office:value="1.68215" calcext:value-type="float">
            <text:p>1,68215</text:p>
          </table:table-cell>
        </table:table-row>
        <table:table-row table:style-name="ro1">
          <table:table-cell table:style-name="ce2" office:value-type="string" calcext:value-type="string">
            <text:p>Selection Sort</text:p>
          </table:table-cell>
          <table:table-cell table:style-name="ce2" office:value-type="float" office:value="6210.49475" calcext:value-type="float">
            <text:p>6210,49475</text:p>
          </table:table-cell>
        </table:table-row>
        <table:table-row table:style-name="ro1">
          <table:table-cell table:style-name="ce2" office:value-type="string" calcext:value-type="string">
            <text:p>Merge Sort</text:p>
          </table:table-cell>
          <table:table-cell table:style-name="ce2" office:value-type="float" office:value="1.9034" calcext:value-type="float">
            <text:p>1,9034</text:p>
          </table:table-cell>
        </table:table-row>
        <table:table-row table:style-name="ro1">
          <table:table-cell table:style-name="ce2" office:value-type="string" calcext:value-type="string">
            <text:p>Quick Sort</text:p>
          </table:table-cell>
          <table:table-cell table:style-name="ce2" office:value-type="float" office:value="1323.8575" calcext:value-type="float">
            <text:p>1323,8575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/00/0000</text:date>, <text:time style:data-style-name="N2" text:time-value="20:13:41.3392581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75cm"/>
    </style:style>
    <style:style style:name="co2" style:family="table-column">
      <style:table-column-properties fo:break-before="auto" style:column-width="7.8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Planilha5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32">
          <table:table-cell table:number-columns-repeated="2"/>
        </table:table-row>
        <table:table-row table:style-name="ro1">
          <table:table-cell table:style-name="ce5" office:value-type="string" calcext:value-type="string">
            <text:p>Algorítmo</text:p>
          </table:table-cell>
          <table:table-cell table:style-name="ce5" office:value-type="string" calcext:value-type="string">
            <text:p>Tempo entradas quase ordenadas</text:p>
          </table:table-cell>
        </table:table-row>
        <table:table-row table:style-name="ro1">
          <table:table-cell table:style-name="ce6" office:value-type="string" calcext:value-type="string">
            <text:p>Bubble Sort</text:p>
          </table:table-cell>
          <table:table-cell table:style-name="ce6" office:value-type="float" office:value="8555.0556" calcext:value-type="float">
            <text:p>8555,0556</text:p>
          </table:table-cell>
        </table:table-row>
        <table:table-row table:style-name="ro1">
          <table:table-cell table:style-name="ce6" office:value-type="string" calcext:value-type="string">
            <text:p>Insertion Sort</text:p>
          </table:table-cell>
          <table:table-cell table:style-name="ce6" office:value-type="float" office:value="641.744" calcext:value-type="float">
            <text:p>641,744</text:p>
          </table:table-cell>
        </table:table-row>
        <table:table-row table:style-name="ro1">
          <table:table-cell table:style-name="ce6" office:value-type="string" calcext:value-type="string">
            <text:p>Selection Sort</text:p>
          </table:table-cell>
          <table:table-cell table:style-name="ce6" office:value-type="float" office:value="6209.7725" calcext:value-type="float">
            <text:p>6209,7725</text:p>
          </table:table-cell>
        </table:table-row>
        <table:table-row table:style-name="ro1">
          <table:table-cell table:style-name="ce6" office:value-type="string" calcext:value-type="string">
            <text:p>Merge Sort</text:p>
          </table:table-cell>
          <table:table-cell table:style-name="ce6" office:value-type="float" office:value="1.7284" calcext:value-type="float">
            <text:p>1,7284</text:p>
          </table:table-cell>
        </table:table-row>
        <table:table-row table:style-name="ro1">
          <table:table-cell table:style-name="ce6" office:value-type="string" calcext:value-type="string">
            <text:p>Quick Sort</text:p>
          </table:table-cell>
          <table:table-cell table:style-name="ce6" office:value-type="float" office:value="2.0085" calcext:value-type="float">
            <text:p>2,0085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5:43:53.703957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